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officeooo:paragraph-rsid="00207ec6" style:font-weight-asian="normal" style:font-weight-complex="normal"/>
    </style:style>
    <style:style style:name="P4" style:family="paragraph" style:parent-style-name="Standard">
      <style:text-properties fo:font-weight="normal" officeooo:paragraph-rsid="00207ec6" style:font-weight-asian="normal" style:font-weight-complex="normal"/>
    </style:style>
    <style:style style:name="P5" style:family="paragraph" style:parent-style-name="Standard">
      <style:text-properties officeooo:paragraph-rsid="00207ec6"/>
    </style:style>
    <style:style style:name="P6" style:family="paragraph" style:parent-style-name="Standard">
      <style:text-properties fo:font-weight="bold" officeooo:paragraph-rsid="00207ec6" style:font-weight-asian="bold" style:font-weight-complex="bold"/>
    </style:style>
    <style:style style:name="P7" style:family="paragraph" style:parent-style-name="Standard">
      <style:text-properties fo:font-weight="bold" officeooo:paragraph-rsid="0021ec00" style:font-weight-asian="bold" style:font-weight-complex="bold"/>
    </style:style>
    <style:style style:name="T1" style:family="text">
      <style:text-properties officeooo:rsid="001dc0d6"/>
    </style:style>
    <style:style style:name="T2" style:family="text">
      <style:text-properties officeooo:rsid="00207ec6"/>
    </style:style>
    <style:style style:name="T3" style:family="text">
      <style:text-properties fo:font-weight="bold" officeooo:rsid="00207ec6" style:font-weight-asian="bold" style:font-weight-complex="bold"/>
    </style:style>
    <style:style style:name="T4" style:family="text">
      <style:text-properties officeooo:rsid="0021ec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quential circuits</text:p>
      <text:p text:style-name="Standard"/>
      <text:p text:style-name="P6"><text:span text:style-name="T2">Sequential circuit</text:span></text:p>
      <text:p text:style-name="P5"><text:span text:style-name="T2">A circuit whose current state is dependent on the state of memory elements apart from inputs</text:span></text:p>
      <text:p text:style-name="P5"><text:span text:style-name="T2"/></text:p>
      <text:p text:style-name="P6"><text:span text:style-name="T2">Synchronous sequential circuit</text:span></text:p>
      <text:p text:style-name="P5"><text:span text:style-name="T2">Sequential circuits whose state change at fixed discrete intervals of time</text:span></text:p>
      <text:p text:style-name="P5"><text:span text:style-name="T2"/></text:p>
      <text:p text:style-name="P6"><text:span text:style-name="T2">Asynchronous sequential circuits</text:span></text:p>
      <text:p text:style-name="P5"><text:span text:style-name="T2">Sequential circuits whose states change at any instant of time, based on when inputs are applied</text:span></text:p>
      <text:p text:style-name="P5"><text:span text:style-name="T2"/></text:p>
      <text:p text:style-name="P6"><text:span text:style-name="T2">Clocked sequential circuits</text:span></text:p>
      <text:p text:style-name="P5"><text:span text:style-name="T2">Synchronous sequential circuits that use clock pulses to regulate state change</text:span></text:p>
      <text:p text:style-name="P5"><text:span text:style-name="T2"/></text:p>
      <text:p text:style-name="P6"><text:span text:style-name="T2">Flip-flops</text:span></text:p>
      <text:p text:style-name="P5"><text:span text:style-name="T2">Sequential circuits which hold a bit of binary information indefinitely(as long as power is supplied) <text:s/>until prompted by an input signal to switch states.</text:span></text:p>
      <text:p text:style-name="P5"><text:span text:style-name="T2"/></text:p>
      <text:p text:style-name="P6">How to determine the function of a latch or a flip-flop from the logic diagram?</text:p>
      <text:p text:style-name="P4">Two gates, both being NOR or NAND are used. Since the output of one gate is used as the input to the other gate and vice-verse choose an input to one of the gates such that the output is not dependent on the other input at all, </text:p>
      <text:p text:style-name="P4">i.e., </text:p>
      <text:list xml:id="list7168516383087375224" text:style-name="L1">
        <text:list-item>
          <text:p text:style-name="P3">Choose S&amp;R/J&amp;K to be <text:span text:style-name="T1">00</text:span> if NAND gates are used</text:p>
        </text:list-item>
        <text:list-item>
          <text:p text:style-name="P3">Choose J&amp;R/J&amp;K to be <text:span text:style-name="T1">11</text:span> if NOR gates are used</text:p>
        </text:list-item>
      </text:list>
      <text:p text:style-name="P4"><text:span text:style-name="T2">Tracing the behavior is then mechanical.</text:span></text:p>
      <text:p text:style-name="P4"><text:span text:style-name="T2"/></text:p>
      <text:p text:style-name="P6"><text:span text:style-name="T2">Characteristic table of a flop-flop</text:span><text:span text:style-name="T4">(Figure 35)</text:span></text:p>
      <text:p text:style-name="P5"><text:span text:style-name="T2">Defines the logical property of the flip-flop and completely characterizes its operation in the sense of defining its next state for all possible input values.</text:span></text:p>
      <text:p text:style-name="P5"><text:span text:style-name="T2"/></text:p>
      <text:p text:style-name="P7"><text:span text:style-name="T2">Excitation tables of flip-flops?</text:span><text:span text:style-name="T4">(Figure 35)</text:span></text:p>
      <text:p text:style-name="P5"><text:span text:style-name="T2">Lists the required inputs for a given change of state.</text:span></text:p>
      <text:p text:style-name="P5"><text:span text:style-name="T2"/></text:p>
      <text:p text:style-name="P6"><text:span text:style-name="T2">State table</text:span></text:p>
      <text:p text:style-name="P5"><text:span text:style-name="T2">Is a tabulation listing the transactions of flip-slop states and the output in accordance to the given inputs.</text:span></text:p>
      <text:p text:style-name="P5"><text:span text:style-name="T2"/></text:p>
      <text:p text:style-name="P6"><text:span text:style-name="T2">State diagram</text:span></text:p>
      <text:p text:style-name="P5"><text:span text:style-name="T2">A diagrammatic representation of the state table</text:span></text:p>
      <text:p text:style-name="P5"><text:span text:style-name="T2"/></text:p>
      <text:p text:style-name="P6"><text:span text:style-name="T2">State equation</text:span></text:p>
      <text:p text:style-name="P5"><text:span text:style-name="T2">An algebraic expression which specifies the condition for slip-slop transition</text:span></text:p>
      <text:p text:style-name="P5"><text:span text:style-name="T2"/></text:p>
      <text:p text:style-name="P6"><text:span text:style-name="T2">State reduction</text:span></text:p>
      <text:p text:style-name="P5"><text:span text:style-name="T2">Reducing the number of states in a sequential circuit without affecting the input-output relationship</text:span></text:p>
      <text:p text:style-name="P5"><text:span text:style-name="T2"/></text:p>
      <text:p text:style-name="P6"><text:span text:style-name="T2">State the algorithm of state reduction</text:span></text:p>
      <text:p text:style-name="P5"><text:span text:style-name="T2">Tow states are said to be equivalent, if for a set of inputs they give the same outputs and transition to the same state of an equivalent state.</text:span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4.0.1.2$Windows_x86 LibreOffice_project/84102822e3d61eb989ddd325abf1ac077904985</meta:generator>
    <dc:date>2013-04-01T16:48:06.32</dc:date>
    <meta:editing-duration>PT2H18M32S</meta:editing-duration>
    <meta:editing-cycles>21</meta:editing-cycles>
    <meta:document-statistic meta:table-count="0" meta:image-count="0" meta:object-count="0" meta:page-count="1" meta:paragraph-count="31" meta:word-count="320" meta:character-count="1950" meta:non-whitespace-character-count="1660"/>
  </office:meta>
</office:document-meta>
</file>